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INVOICES" style:family="table">
      <style:table-properties style:width="6.9375in" fo:margin-left="-0.0063in" table:align="left"/>
    </style:style>
    <style:style style:name="TABLEINVOICES.A" style:family="table-column">
      <style:table-column-properties style:column-width="0.4201in"/>
    </style:style>
    <style:style style:name="TABLEINVOICES.B" style:family="table-column">
      <style:table-column-properties style:column-width="0.8417in"/>
    </style:style>
    <style:style style:name="TABLEINVOICES.C" style:family="table-column">
      <style:table-column-properties style:column-width="0.9292in"/>
    </style:style>
    <style:style style:name="TABLEINVOICES.D" style:family="table-column">
      <style:table-column-properties style:column-width="0.5965in"/>
    </style:style>
    <style:style style:name="TABLEINVOICES.E" style:family="table-column">
      <style:table-column-properties style:column-width="0.859in"/>
    </style:style>
    <style:style style:name="TABLEINVOICES.F" style:family="table-column">
      <style:table-column-properties style:column-width="1.1in"/>
    </style:style>
    <style:style style:name="TABLEINVOICES.G" style:family="table-column">
      <style:table-column-properties style:column-width="1.0993in"/>
    </style:style>
    <style:style style:name="TABLEINVOICES.H" style:family="table-column">
      <style:table-column-properties style:column-width="1.0917in"/>
    </style:style>
    <style:style style:name="TABLEINVOI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INVOICES.H1" style:family="table-cell">
      <style:table-cell-properties fo:padding="0.0382in" fo:border="0.05pt solid #000000"/>
    </style:style>
    <style:style style:name="TABLEINVOICES.A2" style:family="table-cell">
      <style:table-cell-properties fo:padding="0.0382in" fo:border-left="0.05pt solid #000000" fo:border-right="none" fo:border-top="none" fo:border-bottom="0.05pt solid #000000"/>
    </style:style>
    <style:style style:name="TABLEINVOICES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33cc" officeooo:paragraph-rsid="001433cc"/>
    </style:style>
    <style:style style:name="P2" style:family="paragraph" style:parent-style-name="Table_20_Contents">
      <style:paragraph-properties fo:text-align="center" style:justify-single-word="false"/>
      <style:text-properties officeooo:rsid="001433cc" officeooo:paragraph-rsid="00182a24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62973" officeooo:paragraph-rsid="00162973" style:font-size-asian="10pt" style:font-size-complex="10pt"/>
    </style:style>
    <style:style style:name="P5" style:family="paragraph" style:parent-style-name="Table_20_Heading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6" style:family="paragraph" style:parent-style-name="Standard">
      <style:text-properties officeooo:rsid="001433cc" officeooo:paragraph-rsid="001433cc"/>
    </style:style>
    <style:style style:name="P7" style:family="paragraph" style:parent-style-name="Preformatted_20_Text">
      <style:paragraph-properties fo:text-align="center" style:justify-single-word="false"/>
      <style:text-properties fo:font-size="10pt" officeooo:rsid="001b5d3f" officeooo:paragraph-rsid="001b5d3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2037d3" officeooo:paragraph-rsid="002037d3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fo:font-size="10pt" officeooo:rsid="002037d3" officeooo:paragraph-rsid="002037d3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b5d3f" style:font-size-asian="8pt" style:font-size-complex="8pt"/>
    </style:style>
    <style:style style:name="T3" style:family="text">
      <style:text-properties fo:font-size="8pt" officeooo:rsid="001c8bd1" style:font-size-asian="8pt" style:font-size-complex="8pt"/>
    </style:style>
    <style:style style:name="T4" style:family="text">
      <style:text-properties fo:font-size="8pt" officeooo:rsid="001f85af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KLUSTTER REPORT </text:p>
          </table:table-cell>
        </table:table-row>
        <table:table-row>
          <table:table-cell table:style-name="Table1.A2" office:value-type="string">
            <text:p text:style-name="P2">Relatório de invoices - [INVOICE_STATUS]</text:p>
          </table:table-cell>
        </table:table-row>
        <table:table-row>
          <table:table-cell table:style-name="Table1.A2" office:value-type="string">
            <text:p text:style-name="P1">Periodo de apuração <text:s/>[START_DATE] <text:s/>- [END_DATE]</text:p>
          </table:table-cell>
        </table:table-row>
      </table:table>
      <table:table table:name="TABLEINVOICES" table:style-name="TABLEINVOICES">
        <table:table-column table:style-name="TABLEINVOICES.A"/>
        <table:table-column table:style-name="TABLEINVOICES.B"/>
        <table:table-column table:style-name="TABLEINVOICES.C"/>
        <table:table-column table:style-name="TABLEINVOICES.D"/>
        <table:table-column table:style-name="TABLEINVOICES.E"/>
        <table:table-column table:style-name="TABLEINVOICES.F"/>
        <table:table-column table:style-name="TABLEINVOICES.G"/>
        <table:table-column table:style-name="TABLEINVOICES.H"/>
        <table:table-header-rows>
          <table:table-row>
            <table:table-cell table:style-name="TABLEINVOICES.A1" office:value-type="string">
              <text:p text:style-name="P5">ID </text:p>
            </table:table-cell>
            <table:table-cell table:style-name="TABLEINVOICES.A1" office:value-type="string">
              <text:p text:style-name="P5">User</text:p>
            </table:table-cell>
            <table:table-cell table:style-name="TABLEINVOICES.A1" office:value-type="string">
              <text:p text:style-name="P5">Script Code</text:p>
            </table:table-cell>
            <table:table-cell table:style-name="TABLEINVOICES.A1" office:value-type="string">
              <text:p text:style-name="P5">Value</text:p>
            </table:table-cell>
            <table:table-cell table:style-name="TABLEINVOICES.A1" office:value-type="string">
              <text:p text:style-name="P5">File</text:p>
            </table:table-cell>
            <table:table-cell table:style-name="TABLEINVOICES.A1" office:value-type="string">
              <text:p text:style-name="P5">Shipped To</text:p>
            </table:table-cell>
            <table:table-cell table:style-name="TABLEINVOICES.A1" office:value-type="string">
              <text:p text:style-name="P9">Date</text:p>
            </table:table-cell>
            <table:table-cell table:style-name="TABLEINVOICES.H1" office:value-type="string">
              <text:p text:style-name="P5">Pay Method</text:p>
            </table:table-cell>
          </table:table-row>
        </table:table-header-rows>
        <table:table-row>
          <table:table-cell table:style-name="TABLEINVOICES.A2" office:value-type="string">
            <text:p text:style-name="P3">[ID]</text:p>
          </table:table-cell>
          <table:table-cell table:style-name="TABLEINVOICES.A2" office:value-type="string">
            <text:p text:style-name="P3">[USER]</text:p>
          </table:table-cell>
          <table:table-cell table:style-name="TABLEINVOICES.A2" office:value-type="string">
            <text:p text:style-name="P3">[SCRIPT_CODE]</text:p>
          </table:table-cell>
          <table:table-cell table:style-name="TABLEINVOICES.A2" office:value-type="string">
            <text:p text:style-name="P3">[VALUE]</text:p>
          </table:table-cell>
          <table:table-cell table:style-name="TABLEINVOICES.A2" office:value-type="string">
            <text:p text:style-name="P3">[SCRIPT_FILE]</text:p>
          </table:table-cell>
          <table:table-cell table:style-name="TABLEINVOICES.A2" office:value-type="string">
            <text:p text:style-name="P3">[SHIPPED_TO]</text:p>
          </table:table-cell>
          <table:table-cell table:style-name="TABLEINVOICES.A2" office:value-type="string">
            <text:p text:style-name="P8">[DATE]</text:p>
          </table:table-cell>
          <table:table-cell table:style-name="TABLEINVOICES.H2" office:value-type="string">
            <text:p text:style-name="P4">[PAY_METHOD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10:57.149848603</meta:creation-date>
    <dc:date>2015-12-01T17:31:59.206893181</dc:date>
    <meta:editing-duration>PT44M55S</meta:editing-duration>
    <meta:editing-cycles>11</meta:editing-cycles>
    <meta:generator>LibreOffice/4.2.8.2$Linux_x86 LibreOffice_project/420m0$Build-2</meta:generator>
    <meta:document-statistic meta:table-count="2" meta:image-count="0" meta:object-count="0" meta:page-count="1" meta:paragraph-count="19" meta:word-count="32" meta:character-count="227" meta:non-whitespace-character-count="210"/>
  </office:meta>
</office:document-meta>
</file>